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23386" officeooo:paragraph-rsid="00123386"/>
    </style:style>
    <style:style style:name="P2" style:family="paragraph" style:parent-style-name="Standard" style:list-style-name="L1">
      <style:text-properties officeooo:rsid="00139a85" officeooo:paragraph-rsid="00139a85"/>
    </style:style>
    <style:style style:name="P3" style:family="paragraph" style:parent-style-name="Standard" style:list-style-name="L1">
      <style:text-properties officeooo:rsid="0014b200" officeooo:paragraph-rsid="0014b200"/>
    </style:style>
    <style:style style:name="P4" style:family="paragraph" style:parent-style-name="Standard" style:list-style-name="L1">
      <style:text-properties officeooo:rsid="0014b200" officeooo:paragraph-rsid="00192606"/>
    </style:style>
    <style:style style:name="P5" style:family="paragraph" style:parent-style-name="Standard" style:list-style-name="L1">
      <style:text-properties officeooo:rsid="0015a1a9" officeooo:paragraph-rsid="0015a1a9"/>
    </style:style>
    <style:style style:name="P6" style:family="paragraph" style:parent-style-name="Standard" style:list-style-name="L1">
      <style:text-properties officeooo:rsid="0015a1a9" officeooo:paragraph-rsid="00172ed6"/>
    </style:style>
    <style:style style:name="P7" style:family="paragraph" style:parent-style-name="Standard" style:list-style-name="L1">
      <style:text-properties officeooo:rsid="00172ed6" officeooo:paragraph-rsid="00172ed6"/>
    </style:style>
    <style:style style:name="P8" style:family="paragraph" style:parent-style-name="Standard" style:list-style-name="L1">
      <style:text-properties officeooo:rsid="0018d04a" officeooo:paragraph-rsid="0018d04a"/>
    </style:style>
    <style:style style:name="P9" style:family="paragraph" style:parent-style-name="Standard" style:list-style-name="L1">
      <style:text-properties officeooo:rsid="00192606" officeooo:paragraph-rsid="00192606"/>
    </style:style>
    <style:style style:name="P10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4b200"/>
    </style:style>
    <style:style style:name="T2" style:family="text">
      <style:text-properties officeooo:rsid="00172ed6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03003396" text:style-name="L1">
        <text:list-item>
          <text:p text:style-name="P1">Problém převedeme na hledání maximálního párování v bipartitním grafu.</text:p>
          <text:list>
            <text:list-item>
              <text:p text:style-name="P2">Graf utvoříme ze dvou skupin vrcholů – první budou účastníci <text:span text:style-name="T1">(dále “skupina A”)</text:span>, bez <text:span text:style-name="T1">našeho favorita a druhý vrcholy budou místa (dále “skupina B”), kde vynecháme první místo, které pochopitelně ponecháme našemu favoritovi.</text:span></text:p>
            </text:list-item>
            <text:list-item>
              <text:p text:style-name="P3">Mezi těmito vrcholy vytvoříme hrany tak, aby každý vrchol ze skupiny A měl za sousedy všechny vrcholy ze skupiny B, kteří mají trestné body za předchozí dysciplýny vynásobené ještě hodnotou daného vrcholu ze skupiny B nižší než jsou trestné body našeho favorita.</text:p>
            </text:list-item>
          </text:list>
        </text:list-item>
        <text:list-item>
          <text:p text:style-name="P3">V tomto grafu najdeme maximální párování.</text:p>
        </text:list-item>
        <text:list-item>
          <text:p text:style-name="P3">Spočítáme počet párů a to je počet lidí před naším favoritem.</text:p>
        </text:list-item>
        <text:list-item>
          <text:p text:style-name="P4">Časová složitost <draw:g text:anchor-type="as-char" svg:y="-0.1453in" draw:z-index="5" draw:style-name="gr1"><svg:title>TexMaths</svg:title><svg:desc>12§display§= O(n^2 * \sqrt{n})§svg§600§FALSE§</svg:desc><draw:g draw:style-name="gr2"><draw:path draw:style-name="gr20" draw:text-style-name="P10" svg:width="0.9701in" svg:height="0.1693in" svg:x="0.0004in" svg:y="0.0091in" svg:viewBox="0 0 2465 431" svg:d="M1234 431c-412 0-822 0-1234 0 0-144 0-287 0-431 822 0 1643 0 2465 0 0 144 0 287 0 431-410 0-821 0-1231 0z"><text:p/></draw:path><draw:path draw:style-name="gr21" draw:text-style-name="P11" svg:width="0.1102in" svg:height="0.0382in" svg:x="0.0012in" svg:y="0.0846in" svg:viewBox="0 0 281 98" svg:d="M266 17c6 0 15 0 15-9 0-8-9-8-15-8-84 0-169 0-253 0-5 0-13 0-13 8 0 9 8 9 14 9 84 0 168 0 252 0zM266 98c6 0 15 0 15-8s-9-8-15-8c-84 0-168 0-252 0-6 0-14 0-14 8s8 8 13 8c84 0 169 0 253 0z"><text:p/></draw:path><draw:path draw:style-name="gr22" draw:text-style-name="P11" svg:width="0.1146in" svg:height="0.1197in" svg:x="0.1752in" svg:y="0.0291in" svg:viewBox="0 0 292 305" svg:d="M292 113c0-67-45-113-108-113-90 0-184 95-184 193 0 69 48 112 108 112 90 0 184-91 184-192zM110 294c-40 0-70-35-70-89 0-18 6-80 38-129 29-44 71-65 103-65 35 0 73 23 73 85 0 31-12 96-54 149-19 24-54 49-90 49z"><text:p/></draw:path><draw:path draw:style-name="gr23" draw:text-style-name="P11" svg:width="0.0378in" svg:height="0.165in" svg:x="0.315in" svg:y="0.0217in" svg:viewBox="0 0 97 420" svg:d="M97 416c0-2 0-2-7-9-53-54-66-133-66-197 0-73 16-146 67-199 6-5 6-5 6-6 0-4-1-5-3-5-5 0-44 29-68 82-21 46-26 93-26 128 0 34 4 83 28 131 25 52 61 79 66 79 2 0 3-1 3-4z"><text:p/></draw:path><draw:path draw:style-name="gr24" draw:text-style-name="P11" svg:width="0.0894in" svg:height="0.0748in" svg:x="0.3681in" svg:y="0.0724in" svg:viewBox="0 0 228 191" svg:d="M24 161c-1 7-4 17-4 18 0 8 6 12 12 12s14-4 16-12c1-1 6-20 8-31 4-14 6-26 10-38 2-9 5-19 7-28 1-8 5-20 5-21 7-13 29-51 70-51 18 0 21 15 21 28 0 27-20 81-26 99-4 10-5 14-5 19 0 21 14 35 35 35 39 0 55-61 55-65 0-5-4-5-5-5-5 0-5 1-7 9-8 29-22 51-42 51-7 0-11-3-11-13 0-11 4-21 9-30 7-23 25-68 25-92 0-29-18-46-48-46-39 0-59 26-66 37-3-24-21-37-40-37-20 0-26 17-31 24-7 14-12 40-12 41 0 5 4 5 5 5 3 0 5-2 7-10 7-30 16-50 30-50 8 0 13 4 13 19 0 8-1 13-6 35-8 32-17 64-25 97z"><text:p/></draw:path><draw:path draw:style-name="gr25" draw:text-style-name="P11" svg:width="0.0508in" svg:height="0.0768in" svg:x="0.4701in" svg:y="0.0004in" svg:viewBox="0 0 130 196" svg:d="M130 143c-4 0-6 0-10 0-1 6-4 23-7 26-3 2-25 2-30 2-18 0-36 0-54 0 31-27 42-35 59-50 21-17 42-36 42-63 0-36-32-58-69-58s-61 26-61 53c0 15 12 17 16 17 7 0 15-5 15-16 0-6-2-16-18-16 10-21 30-27 43-27 30 0 46 23 46 47 0 25-19 45-29 56-24 23-47 47-71 71-2 2-2 2-2 11 41 0 80 0 121 0 3-18 6-36 9-53z"><text:p/></draw:path><draw:path draw:style-name="gr26" draw:text-style-name="P11" svg:width="0.0606in" svg:height="0.0709in" svg:x="0.5843in" svg:y="0.0689in" svg:viewBox="0 0 155 181" svg:d="M89 16c0-6 0-16-11-16-7 0-12 6-11 11 0 2 0 3 0 6 3 21 4 43 6 65-18-14-36-27-54-40-5-1-5-2-8-2-6 0-11 6-11 12s4 8 8 10c21 10 40 18 60 28-19 10-39 19-58 29-6 3-10 3-10 11 0 6 5 12 11 12 3 0 3 0 14-8 16-12 33-24 48-34-2 22-5 47-7 71 0 8 8 10 11 10 6 0 12-2 12-10-3-24-4-49-6-71 18 13 36 26 54 39 3 2 3 3 7 3 6 0 11-6 11-12s-4-9-9-11c-25-12-26-12-60-28 20-9 40-19 59-29 7-3 10-4 10-10s-5-12-11-12c-4 0-4 0-14 8-16 11-32 23-47 34 2-22 3-45 6-66z"><text:p/></draw:path><draw:path draw:style-name="gr27" draw:text-style-name="P11" svg:width="0.1291in" svg:height="0.165in" svg:x="0.7055in" svg:y="0.0118in" svg:viewBox="0 0 329 420" svg:d="M133 376c-25-54-49-108-74-162-3-7-5-7-6-7-3 1-3 0-7 3-14 10-27 19-40 30-6 5-6 6-6 7 0 3 1 5 5 5 2 0 9-6 14-9 3-3 9-8 13-10 28 60 56 120 83 180 4 7 5 7 10 7 6 0 7-2 9-8 64-132 129-263 192-395 3-6 3-7 3-9 0-3-4-8-9-8-3 0-6 2-9 10-59 122-119 243-178 366z"><text:p/></draw:path><draw:path draw:style-name="gr28" draw:text-style-name="P11" svg:width="0.0992in" svg:height="0.0063in" svg:x="0.8315in" svg:y="0.0118in" svg:viewBox="0 0 253 17" svg:d="M127 17c-42 0-85 0-127 0 0-6 0-11 0-17 84 0 169 0 253 0 0 6 0 11 0 17-42 0-84 0-126 0z"><text:p/></draw:path><draw:path draw:style-name="gr29" draw:text-style-name="P11" svg:width="0.0894in" svg:height="0.0748in" svg:x="0.8366in" svg:y="0.0724in" svg:viewBox="0 0 228 191" svg:d="M24 161c-1 7-4 17-4 18 0 8 6 12 12 12s14-4 16-12c1-1 6-20 8-31 4-14 6-26 10-38 2-9 5-19 7-28 1-8 5-20 5-21 7-13 29-51 70-51 18 0 21 15 21 28 0 27-20 81-26 99-4 10-5 14-5 19 0 21 14 35 35 35 39 0 55-61 55-65 0-5-4-5-5-5-5 0-5 1-7 9-8 29-22 51-42 51-7 0-11-3-11-13 0-11 4-21 9-30 7-23 25-68 25-92 0-29-18-46-48-46-39 0-59 26-66 37-3-24-21-37-40-37-20 0-26 17-31 24-7 14-12 40-12 41 0 5 4 5 5 5 3 0 5-2 7-10 7-30 16-50 30-50 8 0 13 4 13 19 0 8-1 13-6 35-8 32-17 64-25 97z"><text:p/></draw:path><draw:path draw:style-name="gr30" draw:text-style-name="P11" svg:width="0.0382in" svg:height="0.165in" svg:x="0.9406in" svg:y="0.0217in" svg:viewBox="0 0 98 420" svg:d="M98 210c0-32-4-83-27-131-25-51-63-79-66-79s-5 1-5 5c0 1 0 1 8 9 41 41 65 108 65 196 0 71-15 145-67 198-6 6-6 6-6 8s2 4 5 4 42-29 67-83c22-45 26-91 26-127z"><text:p/></draw:path></draw:g></draw:g></text:p>
          <text:list>
            <text:list-item>
              <text:p text:style-name="P5">Musíme si přidat vrcholy a přečíst vstup <draw:g text:anchor-type="as-char" svg:y="-0.1236in" draw:z-index="0" draw:style-name="gr1"><svg:title>TexMaths</svg:title><svg:desc>12§display§= O(n)§svg§600§FALSE§</svg:desc><draw:g draw:style-name="gr2"><draw:path draw:style-name="gr81" draw:text-style-name="P10" svg:width="0.5016in" svg:height="0.148in" svg:x="0.0004in" svg:y="0.0091in" svg:viewBox="0 0 1275 377" svg:d="M638 377c-213 0-425 0-638 0 0-126 0-251 0-377 425 0 849 0 1275 0 0 126 0 251 0 377-213 0-426 0-637 0z"><text:p/></draw:path><draw:path draw:style-name="gr82" draw:text-style-name="P11" svg:width="0.1102in" svg:height="0.039in" svg:x="0.0012in" svg:y="0.0638in" svg:viewBox="0 0 281 100" svg:d="M267 18c6 0 14-1 14-10 0-8-8-8-14-8-84 0-170 0-254 0-5 0-13 0-13 8 0 9 8 10 14 10 85 0 169 0 253 0zM267 100c6 0 14 0 14-9s-8-9-14-9c-84 0-168 0-253 0-6 0-14 0-14 9s8 9 13 9c84 0 170 0 254 0z"><text:p/></draw:path><draw:path draw:style-name="gr83" draw:text-style-name="P11" svg:width="0.1146in" svg:height="0.1197in" svg:x="0.1752in" svg:y="0.0079in" svg:viewBox="0 0 292 305" svg:d="M292 113c0-67-45-113-108-113-90 0-184 96-184 194 0 68 48 111 108 111 90 0 184-91 184-192zM111 294c-41 0-71-34-71-88 0-18 6-81 38-130 29-44 71-65 103-65 35 0 74 23 74 86 0 30-12 97-54 147-20 25-54 50-90 50z"><text:p/></draw:path><draw:path draw:style-name="gr84" draw:text-style-name="P11" svg:width="0.0378in" svg:height="0.1654in" svg:x="0.315in" svg:y="0.0004in" svg:viewBox="0 0 97 421" svg:d="M97 416c0-1 0-1-7-9-53-54-66-133-66-197 0-73 16-146 67-198 6-6 6-6 6-7 0-4-1-5-3-5-5 0-44 29-68 83-21 46-26 92-26 127 0 33 4 83 28 131 25 52 61 80 66 80 2 0 3-1 3-5z"><text:p/></draw:path><draw:path draw:style-name="gr85" draw:text-style-name="P11" svg:width="0.0894in" svg:height="0.0748in" svg:x="0.3677in" svg:y="0.0516in" svg:viewBox="0 0 228 191" svg:d="M24 161c-1 7-4 17-4 19 0 8 6 11 12 11s14-3 16-12c1-1 6-20 8-31 4-13 6-25 10-37 2-10 5-20 7-29 1-7 5-19 5-21 7-13 29-51 70-51 18 0 21 15 21 28 0 27-20 81-26 99-4 10-5 14-5 19 0 21 15 35 35 35 40 0 55-61 55-65 0-3-3-3-5-3-4 0-4 1-7 7-8 29-21 52-42 52-7 0-11-4-11-14 0-11 4-20 9-30 7-23 25-68 25-92 0-29-18-46-48-46-38 0-59 28-66 37-3-24-21-37-40-37-20 0-26 17-31 24-7 14-12 40-12 41 0 5 4 5 5 5 3 0 5-1 7-10 7-30 16-50 30-50 8 0 13 4 13 19 0 8-1 13-6 35-8 32-17 65-25 97z"><text:p/></draw:path><draw:path draw:style-name="gr86" draw:text-style-name="P11" svg:width="0.0386in" svg:height="0.1654in" svg:x="0.472in" svg:y="0.0004in" svg:viewBox="0 0 99 421" svg:d="M99 210c0-32-5-83-28-131-25-51-63-79-66-79s-5 2-5 5c0 1 0 1 8 9 41 41 65 109 65 196 0 71-15 146-67 199-6 6-6 6-6 7 0 2 2 5 5 5s42-29 67-83c22-46 27-93 27-128z"><text:p/></draw:path></draw:g></draw:g></text:p>
            </text:list-item>
            <text:list-item>
              <text:p text:style-name="P6">Vytvoření hran – musíme projít až <draw:g text:anchor-type="as-char" svg:y="-0.1161in" draw:z-index="1" draw:style-name="gr1"><svg:title>TexMaths</svg:title><svg:desc>12§display§n*konstanta§svg§600§FALSE§</svg:desc><draw:g draw:style-name="gr2"><draw:path draw:style-name="gr69" draw:text-style-name="P10" svg:width="0.9783in" svg:height="0.0988in" svg:x="0.0039in" svg:y="0.0083in" svg:viewBox="0 0 2486 252" svg:d="M0 0c828 0 1658 0 2486 0 0 84 0 168 0 252-828 0-1658 0-2486 0 0-84 0-168 0-252z"><text:p/></draw:path><draw:path draw:style-name="gr70" draw:text-style-name="P11" svg:width="0.0898in" svg:height="0.0744in" svg:x="0.0004in" svg:y="0.0417in" svg:viewBox="0 0 229 190" svg:d="M25 160c-1 7-3 17-3 19 0 7 6 11 12 11 4 0 12-4 15-12 0-1 6-21 9-30 2-13 6-25 8-37 2-10 6-20 7-29 3-8 6-20 6-21 6-13 29-51 69-51 19 0 22 15 22 30 0 25-20 79-27 97-4 10-4 13-4 18 0 20 15 35 35 35 40 0 55-60 55-64 0-3-5-3-6-3-3 0-3 1-6 7-8 27-21 50-43 50-7 0-10-3-10-13 0-11 4-19 8-29 8-23 26-68 26-92 0-29-18-46-49-46-37 0-59 28-66 37-1-24-19-37-39-37-19 0-27 17-31 24-7 14-13 40-13 41 0 5 4 2 5 5 5 0 5-2 7-10 7-30 16-50 31-50 9 0 13 6 13 19 0 8-1 13-7 36-8 31-15 64-24 95z"><text:p/></draw:path><draw:path draw:style-name="gr71" draw:text-style-name="P11" svg:width="0.0606in" svg:height="0.0705in" svg:x="0.1429in" svg:y="0.0378in" svg:viewBox="0 0 155 180" svg:d="M89 17c0-6 0-17-11-17-7 0-12 6-11 11 0 2 0 3 0 6 3 21 4 43 6 65-18-14-36-27-54-39-5-2-5-3-8-3-6 0-11 6-11 12 0 7 4 8 8 10 21 10 40 20 60 29-19 9-39 18-58 28-6 4-10 4-10 11 0 6 5 12 11 12 3 0 3 0 14-7 16-12 33-24 48-35-2 23-5 47-7 69 0 9 8 11 11 11 6 0 12-2 12-11-3-22-4-46-6-69 18 13 36 26 54 39 3 3 5 3 7 3 6 0 11-6 11-12s-4-9-9-11c-25-12-26-12-58-28 19-9 38-19 57-29 7-2 10-4 10-10s-5-12-11-12c-2 0-4 0-14 8-16 11-32 22-47 34 2-22 3-44 6-65z"><text:p/></draw:path><draw:path draw:style-name="gr72" draw:text-style-name="P11" svg:width="0.0748in" svg:height="0.1161in" svg:x="0.261in" svg:y="0in" svg:viewBox="0 0 191 296" svg:d="M98 5c-2-1 0-5-6-5-9 0-40 4-51 5-4 0-9 0-9 8 0 5 5 5 11 5 21 0 21 2 21 7 0 3-2 6-2 9-20 80-40 159-61 240-1 6-1 7-1 10 0 9 8 12 12 12 6 0 12-4 14-9 3-5 22-82 24-92 15 1 50 8 50 36 0 2 0 4-2 8-1 5-2 10-2 15 0 25 17 42 38 42 14 0 26-8 34-23 11-18 16-41 16-42 0-4-4-4-5-4-5 0-5 1-6 7-9 30-18 52-37 52-8 0-14-5-14-19 0-7 2-17 4-24 1-8 1-9 1-14 0-26-26-39-62-43 13-8 26-21 36-31 20-22 39-40 61-40 2 0 2 0 4 0 4 2 4 2 8 4 1 1 1 1 2 2-20 2-24 17-24 22 0 6 4 14 16 14 11 0 23-8 23-25 0-12-10-26-29-26-12 0-31 3-61 37-15 14-31 31-47 38 14-58 30-117 44-176z"><text:p/></draw:path><draw:path draw:style-name="gr73" draw:text-style-name="P11" svg:width="0.0709in" svg:height="0.0744in" svg:x="0.3504in" svg:y="0.0417in" svg:viewBox="0 0 181 190" svg:d="M181 71c0-43-30-71-68-71-57 0-113 60-113 120 0 40 29 70 67 70 57 0 114-57 114-119zM68 180c-18 0-37-13-37-44 0-21 11-66 25-88 21-32 45-38 57-38 24 0 37 20 37 45 0 16-8 60-25 88-15 23-37 37-57 37z"><text:p/></draw:path><draw:path draw:style-name="gr74" draw:text-style-name="P11" svg:width="0.0898in" svg:height="0.0744in" svg:x="0.4291in" svg:y="0.0417in" svg:viewBox="0 0 229 190" svg:d="M25 160c-1 7-3 17-3 19 0 7 6 11 12 11 4 0 13-4 15-12 0-1 6-21 9-30 2-13 6-25 8-37 2-10 6-20 7-29 3-8 6-20 6-21 6-13 29-51 69-51 19 0 22 15 22 30 0 25-20 79-27 97-4 10-4 13-4 18 0 20 15 35 35 35 40 0 55-60 55-64 0-3-5-3-6-3-3 0-3 1-6 7-8 27-21 50-43 50-7 0-10-3-10-13 0-11 4-19 8-29 8-23 26-68 26-92 0-29-18-46-49-46-37 0-59 28-66 37-1-24-19-37-39-37-19 0-27 17-31 24-7 14-13 40-13 41 0 5 4 2 5 5 5 0 5-2 7-10 7-30 16-50 31-50 9 0 13 6 13 19 0 8-1 13-7 36-8 31-15 64-24 95z"><text:p/></draw:path><draw:path draw:style-name="gr75" draw:text-style-name="P11" svg:width="0.061in" svg:height="0.0744in" svg:x="0.5319in" svg:y="0.0417in" svg:viewBox="0 0 156 190" svg:d="M143 29c-12 0-21 9-21 19 0 6 4 12 14 12 8 0 20-7 20-24 0-18-19-36-50-36-57 0-72 43-72 61 0 34 31 40 44 42 22 5 43 9 43 33 0 11-9 44-60 44-6 0-38 0-48-21 16 1 27-10 27-22 0-10-8-14-16-14-11 0-24 8-24 26 0 24 24 41 60 41 68 0 85-49 85-69 0-15-8-26-13-31-11-12-23-13-42-17-16-3-32-7-32-25 0-13 10-38 48-38 9 0 31 2 37 19z"><text:p/></draw:path><draw:path draw:style-name="gr76" draw:text-style-name="P11" svg:width="0.0508in" svg:height="0.1047in" svg:x="0.6051in" svg:y="0.011in" svg:viewBox="0 0 130 267" svg:d="M77 95c13 0 26 0 39 0 9 0 14 0 14-8 0-5-5-5-12-5-12 0-26 0-38 0 15-60 17-69 17-71 0-7-5-11-12-11-1 0-13 0-17 14-6 23-10 45-16 68-14 0-27 0-40 0-8 0-12 0-12 8 0 5 4 5 12 5 12 0 24 0 36 0-30 119-31 125-31 133 0 23 15 39 38 39 43 0 67-62 67-65 0-4-3-4-4-4-4 0-5 1-8 5-18 44-39 54-54 54-9 0-13-5-13-19 0-10 1-13 3-21 10-40 20-81 31-122z"><text:p/></draw:path><draw:path draw:style-name="gr77" draw:text-style-name="P11" svg:width="0.0752in" svg:height="0.0744in" svg:x="0.6681in" svg:y="0.0417in" svg:viewBox="0 0 192 190" svg:d="M140 28c-8-16-20-28-39-28-49 0-101 62-101 124 0 38 23 66 55 66 9 0 30-1 55-31 4 16 18 31 39 31 14 0 24-10 31-23 7-16 12-40 12-41 0-3-4-3-5-3-3 0-5 1-6 7-7 26-14 50-31 50-12 0-13-11-13-19 0-10 1-12 6-30 5-17 5-22 8-37 5-21 11-40 16-59 3-12 3-13 3-15 0-7-6-12-13-12-9 0-15 10-17 20zM113 136c-3 8-3 8-9 14-19 24-36 30-48 30-21 0-26-23-26-38 0-21 13-72 23-92 13-25 32-40 49-40 26 0 32 34 32 37 0 2 0 5-1 7-7 26-13 54-20 82z"><text:p/></draw:path><draw:path draw:style-name="gr78" draw:text-style-name="P11" svg:width="0.0898in" svg:height="0.0744in" svg:x="0.7535in" svg:y="0.0417in" svg:viewBox="0 0 229 190" svg:d="M25 160c-1 7-3 17-3 19 0 7 6 11 12 11 4 0 13-4 15-12 1-1 6-21 9-30 3-13 6-25 9-37 3-10 5-20 7-29 2-8 5-20 5-21 6-13 29-51 69-51 19 0 22 15 22 30 0 25-20 79-26 97-5 10-5 13-5 18 0 20 15 35 35 35 40 0 55-60 55-64 0-3-3-3-5-3-4 0-4 1-7 7-8 27-21 50-42 50-7 0-11-3-11-13 0-11 4-19 8-29 8-23 26-68 26-92 0-29-18-46-49-46-37 0-58 28-65 37-2-24-20-37-40-37-19 0-27 17-31 24-7 14-13 40-13 41 0 5 5 5 6 5 4 0 5-2 7-10 7-30 16-50 30-50 9 0 13 6 13 19 0 8-1 13-6 36-8 31-16 64-25 95z"><text:p/></draw:path><draw:path draw:style-name="gr79" draw:text-style-name="P11" svg:width="0.0508in" svg:height="0.1047in" svg:x="0.8524in" svg:y="0.011in" svg:viewBox="0 0 130 267" svg:d="M78 95c13 0 26 0 40 0 8 0 12 0 12-8 0-5-4-5-12-5-12 0-26 0-38 0 16-60 18-69 18-71 0-7-4-11-12-11-2 0-13 0-18 14-4 23-10 45-15 68-13 0-27 0-40 0-8 0-13 0-13 8 0 5 4 5 12 5 12 0 25 0 37 0-30 119-32 125-32 133 0 23 17 39 39 39 42 0 66-62 66-65 0-4-2-4-4-4-4 0-4 1-6 5-18 44-41 54-56 54-8 0-13-5-13-19 0-10 1-13 4-21 11-40 20-81 31-122z"><text:p/></draw:path><draw:path draw:style-name="gr80" draw:text-style-name="P11" svg:width="0.0756in" svg:height="0.0744in" svg:x="0.9154in" svg:y="0.0417in" svg:viewBox="0 0 193 190" svg:d="M140 28c-7-16-19-28-38-28-49 0-102 62-102 124 0 38 23 66 56 66 9 0 29-1 54-31 4 16 20 31 39 31 15 0 25-10 31-23 7-16 13-40 13-41 0-3-3-3-5-3-4 0-4 1-6 7-7 26-14 50-32 50-11 0-12-11-12-19 0-10 0-12 5-30 5-17 6-22 9-37 5-21 11-40 16-59 2-12 2-13 2-15 0-7-4-12-12-12-10 0-16 10-18 20zM113 136c-3 8-3 8-9 14-18 24-36 30-46 30-22 0-28-23-28-38 0-21 13-72 23-92 13-25 32-40 49-40 28 0 34 34 34 37 0 2-2 5-2 7-7 26-14 54-21 82z"><text:p/></draw:path></draw:g></draw:g><text:s/><text:span text:style-name="T2">dvojic </text:span><text:span text:style-name="T2"><draw:g text:anchor-type="as-char" svg:y="-0.1453in" draw:z-index="2" draw:style-name="gr1"><svg:title>TexMaths</svg:title><svg:desc>12§display§(n * konstanta)^2 \Rightarrow O(n^2)§svg§600§FALSE§</svg:desc><draw:g draw:style-name="gr2"><draw:path draw:style-name="gr48" draw:text-style-name="P10" svg:width="1.8626in" svg:height="0.1693in" svg:x="0.0004in" svg:y="0.0091in" svg:viewBox="0 0 4732 431" svg:d="M2367 431c-789 0-1577 0-2367 0 0-144 0-287 0-431 1578 0 3155 0 4732 0 0 144 0 287 0 431-788 0-1576 0-2365 0z"><text:p/></draw:path><draw:path draw:style-name="gr49" draw:text-style-name="P11" svg:width="0.0382in" svg:height="0.165in" svg:x="0.0083in" svg:y="0.0217in" svg:viewBox="0 0 98 420" svg:d="M98 416c0-2 0-2-7-9-53-54-67-133-67-197 0-73 17-146 68-199 6-5 6-5 6-6 0-4-2-5-4-5-5 0-42 29-68 82-21 46-26 93-26 128 0 34 5 83 28 131 25 52 61 79 66 79 2 0 4-1 4-4z"><text:p/></draw:path><draw:path draw:style-name="gr50" draw:text-style-name="P11" svg:width="0.0894in" svg:height="0.0748in" svg:x="0.0614in" svg:y="0.0724in" svg:viewBox="0 0 228 191" svg:d="M25 161c-1 7-3 17-3 18 0 8 6 12 12 12 4 0 12-4 15-12 0-1 5-20 7-31 4-14 6-26 10-38 2-9 5-19 7-28 3-8 5-20 6-21 6-13 29-51 69-51 19 0 22 15 22 28 0 27-20 81-27 99-4 10-4 14-4 19 0 21 15 35 34 35 39 0 55-61 55-65 0-5-4-5-5-5-3 0-3 1-6 9-8 29-23 51-43 51-7 0-10-3-10-13 0-11 4-21 8-30 8-23 25-68 25-92 0-29-18-46-48-46-39 0-59 26-66 37-1-24-19-37-39-37-19 0-27 17-31 24-7 14-13 40-13 41 0 5 4 3 5 5 5 0 5-2 7-10 7-30 16-50 31-50 9 0 13 4 13 19 0 8-1 13-7 35-8 32-15 64-24 97z"><text:p/></draw:path><draw:path draw:style-name="gr51" draw:text-style-name="P11" svg:width="0.0606in" svg:height="0.0709in" svg:x="0.2039in" svg:y="0.0689in" svg:viewBox="0 0 155 181" svg:d="M88 16c1-6 1-16-10-16-7 0-13 6-11 11 0 2 0 3 0 6 1 21 4 43 5 65-18-14-36-27-54-40-4-1-4-2-7-2-6 0-11 6-11 12s4 8 8 10c21 10 40 18 60 28-19 10-39 19-58 29-8 3-10 3-10 11 0 6 5 12 11 12 3 0 3 0 14-8 16-12 31-24 47-34-2 22-4 47-6 71 0 8 8 10 11 10 6 0 12-2 12-10-3-24-4-49-6-71 18 13 36 26 54 39 3 2 3 3 7 3 6 0 11-6 11-12s-4-9-9-11c-25-12-26-12-60-28 20-9 40-19 59-29 7-3 10-4 10-10s-5-12-11-12c-4 0-4 0-14 8-16 11-32 23-47 34 1-22 3-45 5-66z"><text:p/></draw:path><draw:path draw:style-name="gr52" draw:text-style-name="P11" svg:width="0.0748in" svg:height="0.1157in" svg:x="0.322in" svg:y="0.0307in" svg:viewBox="0 0 191 295" svg:d="M97 5c0-1 0-5-5-5-9 0-40 2-51 4-4 1-9 1-9 8 0 5 4 5 11 5 21 0 21 3 21 7 0 2-2 6-2 8-20 81-40 161-61 242-1 6-1 7-1 9 0 10 8 12 12 12 6 0 12-3 14-8 3-5 22-80 24-91 15 1 48 7 48 36 0 2 0 3-1 8 0 5-1 10-1 13 0 26 17 42 38 42 14 0 24-7 34-22 11-18 16-40 16-41 0-5-4-5-5-5-5 0-5 2-6 8-9 29-19 51-37 51-9 0-14-5-14-19 0-8 2-16 4-23 1-7 1-9 1-13 0-28-26-40-62-45 13-7 26-20 36-31 20-22 39-40 60-40 3 0 3 0 5 0 4 1 4 1 8 4 1 0 1 0 1 1-19 1-24 18-24 23 0 7 5 16 17 16 11 0 23-10 23-27 0-12-10-26-29-26-12 0-31 3-61 37-15 16-31 32-47 40 14-61 29-119 43-178z"><text:p/></draw:path><draw:path draw:style-name="gr53" draw:text-style-name="P11" svg:width="0.0705in" svg:height="0.0748in" svg:x="0.4114in" svg:y="0.0724in" svg:viewBox="0 0 180 191" svg:d="M180 71c0-43-29-71-67-71-57 0-113 60-113 120 0 41 28 71 67 71 57 0 113-58 113-120zM68 181c-19 0-37-13-37-45 0-21 11-66 24-88 22-32 46-38 58-38 24 0 37 20 37 45 0 16-8 60-25 88-15 24-37 38-57 38z"><text:p/></draw:path><draw:path draw:style-name="gr54" draw:text-style-name="P11" svg:width="0.0894in" svg:height="0.0748in" svg:x="0.4898in" svg:y="0.0724in" svg:viewBox="0 0 228 191" svg:d="M25 161c-1 7-3 17-3 18 0 8 6 12 12 12 4 0 12-4 15-12 0-1 5-20 7-31 4-14 6-26 10-38 2-9 5-19 7-28 3-8 5-20 6-21 6-13 29-51 69-51 19 0 22 15 22 28 0 27-20 81-27 99-4 10-4 14-4 19 0 21 15 35 34 35 39 0 55-61 55-65 0-5-4-5-5-5-3 0-3 1-6 9-8 29-23 51-43 51-7 0-10-3-10-13 0-11 4-21 8-30 8-23 25-68 25-92 0-29-18-46-48-46-39 0-59 26-66 37-1-24-19-37-39-37-19 0-27 17-31 24-7 14-13 40-13 41 0 5 4 3 5 5 5 0 5-2 7-10 7-30 16-50 31-50 9 0 13 4 13 19 0 8-1 13-7 35-8 32-15 64-24 97z"><text:p/></draw:path><draw:path draw:style-name="gr55" draw:text-style-name="P11" svg:width="0.0606in" svg:height="0.0748in" svg:x="0.5933in" svg:y="0.0724in" svg:viewBox="0 0 155 191" svg:d="M143 29c-12 0-21 9-21 19 0 6 4 12 14 12 9 0 19-7 19-24 0-19-18-36-49-36-57 0-72 43-72 61 0 34 31 40 43 42 23 4 44 9 44 33 0 11-9 45-60 45-6 0-38 0-48-21 16 1 27-11 27-23 0-10-8-15-16-15-11 0-24 9-24 28 0 24 24 41 60 41 68 0 85-50 85-70 0-15-8-26-13-31-11-12-24-13-42-18-16-2-32-6-32-25 0-12 10-37 48-37 9 0 31 2 37 19z"><text:p/></draw:path><draw:path draw:style-name="gr56" draw:text-style-name="P11" svg:width="0.05in" svg:height="0.1051in" svg:x="0.6665in" svg:y="0.0421in" svg:viewBox="0 0 128 268" svg:d="M77 96c13 0 26 0 39 0 9 0 12 0 12-8 0-5-3-5-10-5-12 0-26 0-38 0 15-60 17-69 17-71 0-7-5-12-12-12-1 0-13 1-17 16-6 22-10 44-16 67-14 0-27 0-40 0-8 0-12 0-12 8 0 5 2 5 11 5 12 0 25 0 37 0-30 119-31 126-31 135 0 22 15 37 38 37 43 0 67-60 67-64 0-5-3-5-4-5-5 0-5 2-8 6-18 45-39 53-54 53-9 0-13-5-13-18 0-9 0-13 3-20 10-42 20-83 31-124z"><text:p/></draw:path><draw:path draw:style-name="gr57" draw:text-style-name="P11" svg:width="0.0756in" svg:height="0.0748in" svg:x="0.7287in" svg:y="0.0724in" svg:viewBox="0 0 193 191" svg:d="M140 26c-7-14-19-26-38-26-49 0-102 62-102 124 0 39 24 67 56 67 9 0 30-1 56-31 3 17 18 31 38 31 14 0 24-10 31-23 7-15 12-41 12-42 0-5-3-5-5-5-3 0-4 3-6 9-7 27-14 51-32 51-11 0-12-10-12-19s1-12 5-31c5-18 6-22 9-37 5-21 11-40 16-60 2-11 2-12 2-14 0-7-4-12-12-12-9 0-16 10-18 18zM114 136c-2 8-2 8-8 15-20 24-36 30-48 30-22 0-28-22-28-39 0-21 14-72 24-93 13-24 31-39 48-39 28 0 34 34 34 37 0 2-2 5-2 7-7 28-13 54-20 82z"><text:p/></draw:path><draw:path draw:style-name="gr58" draw:text-style-name="P11" svg:width="0.0898in" svg:height="0.0748in" svg:x="0.8146in" svg:y="0.0724in" svg:viewBox="0 0 229 191" svg:d="M25 161c-1 7-3 17-3 18 0 8 6 12 12 12 4 0 13-4 15-12 0-1 6-20 9-31 2-14 6-26 8-38 4-9 6-19 7-28 3-8 6-20 6-21 6-13 29-51 69-51 19 0 22 15 22 28 0 27-20 81-27 99-4 10-4 14-4 19 0 21 15 35 35 35 40 0 55-61 55-65 0-5-3-5-6-5s-3 1-6 9c-8 29-21 51-43 51-7 0-10-3-10-13 0-11 4-21 8-30 8-23 26-68 26-92 0-29-18-46-49-46-37 0-59 26-66 37-1-24-19-37-39-37-19 0-27 17-31 24-7 14-13 40-13 41 0 5 4 3 5 5 5 0 5-2 7-10 7-30 16-50 31-50 9 0 13 4 13 19 0 8-1 13-7 35-8 32-15 64-24 97z"><text:p/></draw:path><draw:path draw:style-name="gr59" draw:text-style-name="P11" svg:width="0.0508in" svg:height="0.1051in" svg:x="0.9134in" svg:y="0.0421in" svg:viewBox="0 0 130 268" svg:d="M77 96c13 0 26 0 39 0 9 0 14 0 14-8 0-5-5-5-12-5-12 0-26 0-38 0 16-60 18-69 18-71 0-7-6-12-13-12-1 0-13 1-17 16-4 22-10 44-15 67-13 0-27 0-40 0-8 0-13 0-13 8 0 5 4 5 12 5 12 0 25 0 37 0-31 119-32 126-32 135 0 22 15 37 38 37 43 0 67-60 67-64 0-5-3-5-4-5-4 0-4 2-6 6-18 45-41 53-56 53-8 0-13-5-13-18 0-9 1-13 3-20 10-42 20-83 31-124z"><text:p/></draw:path><draw:path draw:style-name="gr60" draw:text-style-name="P11" svg:width="0.0756in" svg:height="0.0748in" svg:x="0.976in" svg:y="0.0724in" svg:viewBox="0 0 193 191" svg:d="M140 26c-7-14-20-26-38-26-50 0-102 62-102 124 0 39 23 67 56 67 9 0 29-1 54-31 4 17 18 31 39 31 15 0 25-10 31-23 7-15 13-41 13-42 0-5-3-5-5-5-4 0-4 3-6 9-7 27-15 51-32 51-12 0-13-10-13-19s1-12 6-31c5-18 6-22 9-37 5-21 10-40 15-60 3-11 3-12 3-14 0-7-4-12-12-12-10 0-16 10-18 18zM113 136c-3 8-3 8-9 15-18 24-36 30-48 30-20 0-26-22-26-39 0-21 13-72 23-93 13-24 32-39 49-39 28 0 34 34 34 37 0 2-2 5-2 7-7 28-14 54-21 82z"><text:p/></draw:path><draw:path draw:style-name="gr61" draw:text-style-name="P11" svg:width="0.0378in" svg:height="0.165in" svg:x="1.0665in" svg:y="0.0217in" svg:viewBox="0 0 97 420" svg:d="M97 210c0-32-5-83-27-131-26-51-62-79-66-79-3 0-4 1-4 5 0 1 0 1 7 9 42 41 66 108 66 196 0 71-15 145-68 198-5 6-5 6-5 8s1 4 4 4c4 0 42-29 67-83 21-45 26-91 26-127z"><text:p/></draw:path><draw:path draw:style-name="gr62" draw:text-style-name="P11" svg:width="0.0508in" svg:height="0.0768in" svg:x="1.1287in" svg:y="0.0004in" svg:viewBox="0 0 130 196" svg:d="M130 143c-4 0-6 0-10 0-1 6-4 23-7 26-3 2-25 2-30 2-18 0-36 0-54 0 31-27 41-35 59-50 21-17 42-36 42-63 0-36-32-58-69-58s-61 26-61 53c0 15 12 17 16 17 7 0 15-5 15-16 0-6-2-16-18-16 10-21 30-27 43-27 30 0 46 23 46 47 0 25-19 45-29 56-24 23-47 47-71 71-2 2-2 2-2 11 41 0 80 0 121 0 3-18 6-36 9-53z"><text:p/></draw:path><draw:path draw:style-name="gr63" draw:text-style-name="P11" svg:width="0.1469in" svg:height="0.0909in" svg:x="1.2512in" svg:y="0.0591in" svg:viewBox="0 0 374 232" svg:d="M282 83c18 15 40 26 54 32-16 7-36 18-54 33-89 0-179 0-268 0-7 0-14 0-14 8 0 9 7 9 14 9 83 0 167 0 250 0-20 20-42 56-42 62 0 5 5 5 7 5 4 0 6 0 9-4 8-15 20-38 48-62 28-27 57-38 79-44 7-2 7-3 8-3 1-1 1-3 1-4s0-1-1-2h-1c0-1-1-1-8-4-58-17-100-55-124-101-5-8-5-8-11-8-2 0-7 0-7 5s20 42 42 61c-83 0-167 0-250 0-7 0-14 0-14 8 0 9 7 9 14 9 89 0 179 0 268 0z"><text:p/></draw:path><draw:path draw:style-name="gr64" draw:text-style-name="P11" svg:width="0.1138in" svg:height="0.1197in" svg:x="1.4626in" svg:y="0.0291in" svg:viewBox="0 0 290 305" svg:d="M290 113c0-67-44-113-106-113-92 0-184 95-184 193 0 69 47 112 107 112 90 0 183-91 183-192zM110 294c-42 0-72-35-72-89 0-18 6-80 39-129 29-44 71-65 104-65 34 0 72 23 72 85 0 31-11 96-53 149-20 24-55 49-90 49z"><text:p/></draw:path><draw:path draw:style-name="gr65" draw:text-style-name="P11" svg:width="0.0378in" svg:height="0.165in" svg:x="1.602in" svg:y="0.0217in" svg:viewBox="0 0 97 420" svg:d="M97 416c0-2 0-2-7-9-53-54-66-133-66-197 0-73 17-146 68-199 5-5 5-5 5-6 0-4-1-5-3-5-5 0-42 29-68 82-21 46-26 93-26 128 0 34 5 83 28 131 25 52 61 79 66 79 2 0 3-1 3-4z"><text:p/></draw:path><draw:path draw:style-name="gr66" draw:text-style-name="P11" svg:width="0.0894in" svg:height="0.0748in" svg:x="1.6547in" svg:y="0.0724in" svg:viewBox="0 0 228 191" svg:d="M25 161c-1 7-5 17-5 18 0 8 6 12 14 12 4 0 12-4 15-12 0-1 5-20 7-31 4-14 6-26 10-38 2-9 5-19 7-28 1-8 5-20 6-21 6-13 29-51 69-51 19 0 22 15 22 28 0 27-20 81-27 99-4 10-4 14-4 19 0 21 15 35 34 35 39 0 55-61 55-65 0-5-4-5-5-5-3 0-3 1-6 9-8 29-23 51-43 51-7 0-10-3-10-13 0-11 4-21 8-30 8-23 25-68 25-92 0-29-18-46-48-46-39 0-59 26-66 37-3-24-19-37-39-37-19 0-27 17-32 24-6 14-12 40-12 41 0 5 4 5 5 5 5 0 5-2 7-10 7-30 16-50 31-50 9 0 13 4 13 19 0 8-1 13-7 35-8 32-15 64-24 97z"><text:p/></draw:path><draw:path draw:style-name="gr67" draw:text-style-name="P11" svg:width="0.0512in" svg:height="0.0768in" svg:x="1.7567in" svg:y="0.0004in" svg:viewBox="0 0 131 196" svg:d="M131 143c-4 0-7 0-11 0 0 6-4 23-7 26-3 2-25 2-29 2-18 0-37 0-55 0 31-27 42-35 60-50 21-17 42-36 42-63 0-36-31-58-70-58-36 0-61 26-61 53 0 15 13 17 16 17 7 0 15-5 15-16 0-6-2-16-17-16 9-21 29-27 44-27 28 0 44 23 44 47 0 25-18 45-28 56-24 23-46 47-70 71-4 2-4 2-4 11 41 0 80 0 121 0 4-18 6-36 10-53z"><text:p/></draw:path><draw:path draw:style-name="gr68" draw:text-style-name="P11" svg:width="0.0382in" svg:height="0.165in" svg:x="1.8335in" svg:y="0.0217in" svg:viewBox="0 0 98 420" svg:d="M98 210c0-32-4-83-27-131-25-51-63-79-66-79s-5 1-5 5c0 1 0 1 8 9 41 41 65 108 65 196 0 71-15 145-67 198-6 6-6 6-6 8s2 4 5 4 42-29 67-83c22-45 26-91 26-127z"><text:p/></draw:path></draw:g></draw:g></text:span></text:p>
            </text:list-item>
            <text:list-item>
              <text:p text:style-name="P7">Nalezení maximálního párování <draw:g text:anchor-type="as-char" svg:y="-0.1453in" draw:z-index="3" draw:style-name="gr1"><svg:title>TexMaths</svg:title><svg:desc>12§display§= O(n^2 * \sqrt{n})§svg§600§FALSE§</svg:desc><draw:g draw:style-name="gr2"><draw:path draw:style-name="gr37" draw:text-style-name="P10" svg:width="0.9701in" svg:height="0.1693in" svg:x="0.0004in" svg:y="0.0091in" svg:viewBox="0 0 2465 431" svg:d="M1234 431c-412 0-822 0-1234 0 0-144 0-287 0-431 822 0 1643 0 2465 0 0 144 0 287 0 431-410 0-821 0-1231 0z"><text:p/></draw:path><draw:path draw:style-name="gr38" draw:text-style-name="P11" svg:width="0.1102in" svg:height="0.0382in" svg:x="0.0012in" svg:y="0.0846in" svg:viewBox="0 0 281 98" svg:d="M266 17c6 0 15 0 15-9 0-8-9-8-15-8-84 0-169 0-253 0-5 0-13 0-13 8 0 9 8 9 14 9 84 0 168 0 252 0zM266 98c6 0 15 0 15-8s-9-8-15-8c-84 0-168 0-252 0-6 0-14 0-14 8s8 8 13 8c84 0 169 0 253 0z"><text:p/></draw:path><draw:path draw:style-name="gr39" draw:text-style-name="P11" svg:width="0.1146in" svg:height="0.1197in" svg:x="0.1752in" svg:y="0.0291in" svg:viewBox="0 0 292 305" svg:d="M292 113c0-67-45-113-108-113-90 0-184 95-184 193 0 69 48 112 108 112 90 0 184-91 184-192zM110 294c-40 0-70-35-70-89 0-18 6-80 38-129 29-44 71-65 103-65 35 0 73 23 73 85 0 31-12 96-54 149-19 24-54 49-90 49z"><text:p/></draw:path><draw:path draw:style-name="gr40" draw:text-style-name="P11" svg:width="0.0378in" svg:height="0.165in" svg:x="0.315in" svg:y="0.0217in" svg:viewBox="0 0 97 420" svg:d="M97 416c0-2 0-2-7-9-53-54-66-133-66-197 0-73 16-146 67-199 6-5 6-5 6-6 0-4-1-5-3-5-5 0-44 29-68 82-21 46-26 93-26 128 0 34 4 83 28 131 25 52 61 79 66 79 2 0 3-1 3-4z"><text:p/></draw:path><draw:path draw:style-name="gr41" draw:text-style-name="P11" svg:width="0.0894in" svg:height="0.0748in" svg:x="0.3681in" svg:y="0.0724in" svg:viewBox="0 0 228 191" svg:d="M24 161c-1 7-4 17-4 18 0 8 6 12 12 12s14-4 16-12c1-1 6-20 8-31 4-14 6-26 10-38 2-9 5-19 7-28 1-8 5-20 5-21 7-13 29-51 70-51 18 0 21 15 21 28 0 27-20 81-26 99-4 10-5 14-5 19 0 21 14 35 35 35 39 0 55-61 55-65 0-5-4-5-5-5-5 0-5 1-7 9-8 29-22 51-42 51-7 0-11-3-11-13 0-11 4-21 9-30 7-23 25-68 25-92 0-29-18-46-48-46-39 0-59 26-66 37-3-24-21-37-40-37-20 0-26 17-31 24-7 14-12 40-12 41 0 5 4 5 5 5 3 0 5-2 7-10 7-30 16-50 30-50 8 0 13 4 13 19 0 8-1 13-6 35-8 32-17 64-25 97z"><text:p/></draw:path><draw:path draw:style-name="gr42" draw:text-style-name="P11" svg:width="0.0508in" svg:height="0.0768in" svg:x="0.4701in" svg:y="0.0004in" svg:viewBox="0 0 130 196" svg:d="M130 143c-4 0-6 0-10 0-1 6-4 23-7 26-3 2-25 2-30 2-18 0-36 0-54 0 31-27 42-35 59-50 21-17 42-36 42-63 0-36-32-58-69-58s-61 26-61 53c0 15 12 17 16 17 7 0 15-5 15-16 0-6-2-16-18-16 10-21 30-27 43-27 30 0 46 23 46 47 0 25-19 45-29 56-24 23-47 47-71 71-2 2-2 2-2 11 41 0 80 0 121 0 3-18 6-36 9-53z"><text:p/></draw:path><draw:path draw:style-name="gr43" draw:text-style-name="P11" svg:width="0.0606in" svg:height="0.0709in" svg:x="0.5843in" svg:y="0.0689in" svg:viewBox="0 0 155 181" svg:d="M89 16c0-6 0-16-11-16-7 0-12 6-11 11 0 2 0 3 0 6 3 21 4 43 6 65-18-14-36-27-54-40-5-1-5-2-8-2-6 0-11 6-11 12s4 8 8 10c21 10 40 18 60 28-19 10-39 19-58 29-6 3-10 3-10 11 0 6 5 12 11 12 3 0 3 0 14-8 16-12 33-24 48-34-2 22-5 47-7 71 0 8 8 10 11 10 6 0 12-2 12-10-3-24-4-49-6-71 18 13 36 26 54 39 3 2 3 3 7 3 6 0 11-6 11-12s-4-9-9-11c-25-12-26-12-60-28 20-9 40-19 59-29 7-3 10-4 10-10s-5-12-11-12c-4 0-4 0-14 8-16 11-32 23-47 34 2-22 3-45 6-66z"><text:p/></draw:path><draw:path draw:style-name="gr44" draw:text-style-name="P11" svg:width="0.1291in" svg:height="0.165in" svg:x="0.7055in" svg:y="0.0118in" svg:viewBox="0 0 329 420" svg:d="M133 376c-25-54-49-108-74-162-3-7-5-7-6-7-3 1-3 0-7 3-14 10-27 19-40 30-6 5-6 6-6 7 0 3 1 5 5 5 2 0 9-6 14-9 3-3 9-8 13-10 28 60 56 120 83 180 4 7 5 7 10 7 6 0 7-2 9-8 64-132 129-263 192-395 3-6 3-7 3-9 0-3-4-8-9-8-3 0-6 2-9 10-59 122-119 243-178 366z"><text:p/></draw:path><draw:path draw:style-name="gr45" draw:text-style-name="P11" svg:width="0.0992in" svg:height="0.0063in" svg:x="0.8315in" svg:y="0.0118in" svg:viewBox="0 0 253 17" svg:d="M127 17c-42 0-85 0-127 0 0-6 0-11 0-17 84 0 169 0 253 0 0 6 0 11 0 17-42 0-84 0-126 0z"><text:p/></draw:path><draw:path draw:style-name="gr46" draw:text-style-name="P11" svg:width="0.0894in" svg:height="0.0748in" svg:x="0.8366in" svg:y="0.0724in" svg:viewBox="0 0 228 191" svg:d="M24 161c-1 7-4 17-4 18 0 8 6 12 12 12s14-4 16-12c1-1 6-20 8-31 4-14 6-26 10-38 2-9 5-19 7-28 1-8 5-20 5-21 7-13 29-51 70-51 18 0 21 15 21 28 0 27-20 81-26 99-4 10-5 14-5 19 0 21 14 35 35 35 39 0 55-61 55-65 0-5-4-5-5-5-5 0-5 1-7 9-8 29-22 51-42 51-7 0-11-3-11-13 0-11 4-21 9-30 7-23 25-68 25-92 0-29-18-46-48-46-39 0-59 26-66 37-3-24-21-37-40-37-20 0-26 17-31 24-7 14-12 40-12 41 0 5 4 5 5 5 3 0 5-2 7-10 7-30 16-50 30-50 8 0 13 4 13 19 0 8-1 13-6 35-8 32-17 64-25 97z"><text:p/></draw:path><draw:path draw:style-name="gr47" draw:text-style-name="P11" svg:width="0.0382in" svg:height="0.165in" svg:x="0.9406in" svg:y="0.0217in" svg:viewBox="0 0 98 420" svg:d="M98 210c0-32-4-83-27-131-25-51-63-79-66-79s-5 1-5 5c0 1 0 1 8 9 41 41 65 108 65 196 0 71-15 145-67 198-6 6-6 6-6 8s2 4 5 4 42-29 67-83c22-45 26-91 26-127z"><text:p/></draw:path></draw:g></draw:g></text:p>
            </text:list-item>
            <text:list-item>
              <text:p text:style-name="P8">Spočítání součtu párů <draw:g text:anchor-type="as-char" svg:y="-0.1236in" draw:z-index="4" draw:style-name="gr1"><svg:title>TexMaths</svg:title><svg:desc>12§display§= O(n)§svg§600§FALSE§</svg:desc><draw:g draw:style-name="gr2"><draw:path draw:style-name="gr31" draw:text-style-name="P10" svg:width="0.5016in" svg:height="0.148in" svg:x="0.0004in" svg:y="0.0091in" svg:viewBox="0 0 1275 377" svg:d="M638 377c-213 0-425 0-638 0 0-126 0-251 0-377 425 0 849 0 1275 0 0 126 0 251 0 377-213 0-426 0-637 0z"><text:p/></draw:path><draw:path draw:style-name="gr32" draw:text-style-name="P11" svg:width="0.1102in" svg:height="0.039in" svg:x="0.0012in" svg:y="0.0638in" svg:viewBox="0 0 281 100" svg:d="M267 18c6 0 14-1 14-10 0-8-8-8-14-8-84 0-170 0-254 0-5 0-13 0-13 8 0 9 8 10 14 10 85 0 169 0 253 0zM267 100c6 0 14 0 14-9s-8-9-14-9c-84 0-168 0-253 0-6 0-14 0-14 9s8 9 13 9c84 0 170 0 254 0z"><text:p/></draw:path><draw:path draw:style-name="gr33" draw:text-style-name="P11" svg:width="0.1146in" svg:height="0.1197in" svg:x="0.1752in" svg:y="0.0079in" svg:viewBox="0 0 292 305" svg:d="M292 113c0-67-45-113-108-113-90 0-184 96-184 194 0 68 48 111 108 111 90 0 184-91 184-192zM111 294c-41 0-71-34-71-88 0-18 6-81 38-130 29-44 71-65 103-65 35 0 74 23 74 86 0 30-12 97-54 147-20 25-54 50-90 50z"><text:p/></draw:path><draw:path draw:style-name="gr34" draw:text-style-name="P11" svg:width="0.0378in" svg:height="0.1654in" svg:x="0.315in" svg:y="0.0004in" svg:viewBox="0 0 97 421" svg:d="M97 416c0-1 0-1-7-9-53-54-66-133-66-197 0-73 16-146 67-198 6-6 6-6 6-7 0-4-1-5-3-5-5 0-44 29-68 83-21 46-26 92-26 127 0 33 4 83 28 131 25 52 61 80 66 80 2 0 3-1 3-5z"><text:p/></draw:path><draw:path draw:style-name="gr35" draw:text-style-name="P11" svg:width="0.0894in" svg:height="0.0748in" svg:x="0.3677in" svg:y="0.0516in" svg:viewBox="0 0 228 191" svg:d="M24 161c-1 7-4 17-4 19 0 8 6 11 12 11s14-3 16-12c1-1 6-20 8-31 4-13 6-25 10-37 2-10 5-20 7-29 1-7 5-19 5-21 7-13 29-51 70-51 18 0 21 15 21 28 0 27-20 81-26 99-4 10-5 14-5 19 0 21 15 35 35 35 40 0 55-61 55-65 0-3-3-3-5-3-4 0-4 1-7 7-8 29-21 52-42 52-7 0-11-4-11-14 0-11 4-20 9-30 7-23 25-68 25-92 0-29-18-46-48-46-38 0-59 28-66 37-3-24-21-37-40-37-20 0-26 17-31 24-7 14-12 40-12 41 0 5 4 5 5 5 3 0 5-1 7-10 7-30 16-50 30-50 8 0 13 4 13 19 0 8-1 13-6 35-8 32-17 65-25 97z"><text:p/></draw:path><draw:path draw:style-name="gr36" draw:text-style-name="P11" svg:width="0.0386in" svg:height="0.1654in" svg:x="0.472in" svg:y="0.0004in" svg:viewBox="0 0 99 421" svg:d="M99 210c0-32-5-83-28-131-25-51-63-79-66-79s-5 2-5 5c0 1 0 1 8 9 41 41 65 109 65 196 0 71-15 146-67 199-6 6-6 6-6 7 0 2 2 5 5 5s42-29 67-83c22-46 27-93 27-128z"><text:p/></draw:path></draw:g></draw:g></text:p>
            </text:list-item>
          </text:list>
        </text:list-item>
        <text:list-item>
          <text:p text:style-name="P9">Paměťová složitost <draw:g text:anchor-type="as-char" svg:y="-0.1453in" draw:z-index="8" draw:style-name="gr1"><svg:title>TexMaths</svg:title><svg:desc>12§display§= O(n^2)§svg§600§FALSE§</svg:desc><draw:g draw:style-name="gr2"><draw:path draw:style-name="gr3" draw:text-style-name="P10" svg:width="0.5752in" svg:height="0.1693in" svg:x="0.0004in" svg:y="0.0091in" svg:viewBox="0 0 1462 431" svg:d="M732 431c-245 0-488 0-732 0 0-144 0-287 0-431 487 0 974 0 1462 0 0 144 0 287 0 431-244 0-488 0-730 0z"><text:p/></draw:path><draw:path draw:style-name="gr4" draw:text-style-name="P11" svg:width="0.1098in" svg:height="0.0382in" svg:x="0.0012in" svg:y="0.0846in" svg:viewBox="0 0 280 98" svg:d="M265 17c7 0 15 0 15-9 0-8-8-8-14-8-84 0-169 0-253 0-5 0-13 0-13 8 0 9 8 9 14 9 84 0 167 0 251 0zM266 98c6 0 14 0 14-8s-8-8-15-8c-84 0-167 0-251 0-6 0-14 0-14 8s8 8 13 8c84 0 169 0 253 0z"><text:p/></draw:path><draw:path draw:style-name="gr5" draw:text-style-name="P11" svg:width="0.1146in" svg:height="0.1197in" svg:x="0.1752in" svg:y="0.0291in" svg:viewBox="0 0 292 305" svg:d="M292 113c0-67-46-113-108-113-92 0-184 95-184 193 0 69 47 112 108 112 89 0 184-91 184-192zM110 294c-42 0-70-35-70-89 0-18 6-80 38-129 29-44 70-65 103-65 35 0 72 23 72 85 0 31-11 96-53 149-20 24-54 49-90 49z"><text:p/></draw:path><draw:path draw:style-name="gr6" draw:text-style-name="P11" svg:width="0.0382in" svg:height="0.165in" svg:x="0.3142in" svg:y="0.0217in" svg:viewBox="0 0 98 420" svg:d="M98 416c0-2 0-2-7-9-53-54-66-133-66-197 0-73 16-146 67-199 6-5 6-5 6-6 0-4-2-5-4-5-4 0-42 29-68 82-21 46-26 93-26 128 0 34 5 83 28 131 25 52 62 79 66 79 2 0 4-1 4-4z"><text:p/></draw:path><draw:path draw:style-name="gr7" draw:text-style-name="P11" svg:width="0.0898in" svg:height="0.0748in" svg:x="0.3669in" svg:y="0.0724in" svg:viewBox="0 0 229 191" svg:d="M25 161c-1 7-3 17-3 18 0 8 6 12 12 12 4 0 12-4 15-12 0-1 5-20 9-31 2-14 6-26 8-38 2-9 6-19 7-28 3-8 6-20 6-21 6-13 29-51 69-51 19 0 22 15 22 28 0 27-20 81-27 99-4 10-4 14-4 19 0 21 15 35 35 35 40 0 55-61 55-65 0-5-5-5-6-5-3 0-3 1-6 9-8 29-23 51-43 51-7 0-10-3-10-13 0-11 4-21 8-30 8-23 26-68 26-92 0-29-19-46-49-46-37 0-59 26-66 37-1-24-19-37-39-37-19 0-27 17-31 24-7 14-13 40-13 41 0 5 4 3 5 5 5 0 5-2 7-10 7-30 16-50 31-50 9 0 13 4 13 19 0 8-1 13-7 35-8 32-15 64-24 97z"><text:p/></draw:path><draw:path draw:style-name="gr8" draw:text-style-name="P11" svg:width="0.0512in" svg:height="0.0768in" svg:x="0.4689in" svg:y="0.0004in" svg:viewBox="0 0 131 196" svg:d="M131 143c-4 0-6 0-10 0-1 6-5 23-8 26-3 2-25 2-29 2-18 0-36 0-54 0 30-27 41-35 59-50 21-17 42-36 42-63 0-36-31-58-70-58-36 0-61 26-61 53 0 15 13 17 16 17 7 0 15-5 15-16 0-6-1-16-17-16 9-21 29-27 44-27 28 0 44 23 44 47 0 25-18 45-28 56-24 23-46 47-70 71-4 2-4 2-4 11 41 0 82 0 122 0 3-18 6-36 9-53z"><text:p/></draw:path><draw:path draw:style-name="gr9" draw:text-style-name="P11" svg:width="0.0382in" svg:height="0.165in" svg:x="0.5457in" svg:y="0.0217in" svg:viewBox="0 0 98 420" svg:d="M98 210c0-32-4-83-27-131-25-51-63-79-66-79s-5 1-5 5c0 1 0 1 8 9 41 41 65 108 65 196 0 71-15 145-67 198-6 6-6 6-6 8s2 4 5 4 42-29 67-83c22-45 26-91 26-127z"><text:p/></draw:path></draw:g></draw:g></text:p>
          <text:list>
            <text:list-item>
              <text:p text:style-name="P9">Musíme si pamatovat vstup a graf <draw:g text:anchor-type="as-char" svg:y="-0.1453in" draw:z-index="6" draw:style-name="gr1"><svg:title>TexMaths</svg:title><svg:desc>12§display§= O(n^2)§svg§600§FALSE§</svg:desc><draw:g draw:style-name="gr2"><draw:path draw:style-name="gr13" draw:text-style-name="P10" svg:width="0.5752in" svg:height="0.1693in" svg:x="0.0004in" svg:y="0.0091in" svg:viewBox="0 0 1462 431" svg:d="M732 431c-245 0-488 0-732 0 0-144 0-287 0-431 487 0 974 0 1462 0 0 144 0 287 0 431-244 0-488 0-730 0z"><text:p/></draw:path><draw:path draw:style-name="gr14" draw:text-style-name="P11" svg:width="0.1098in" svg:height="0.0382in" svg:x="0.0012in" svg:y="0.0846in" svg:viewBox="0 0 280 98" svg:d="M265 17c7 0 15 0 15-9 0-8-8-8-14-8-84 0-169 0-253 0-5 0-13 0-13 8 0 9 8 9 14 9 84 0 167 0 251 0zM266 98c6 0 14 0 14-8s-8-8-15-8c-84 0-167 0-251 0-6 0-14 0-14 8s8 8 13 8c84 0 169 0 253 0z"><text:p/></draw:path><draw:path draw:style-name="gr15" draw:text-style-name="P11" svg:width="0.1146in" svg:height="0.1197in" svg:x="0.1752in" svg:y="0.0291in" svg:viewBox="0 0 292 305" svg:d="M292 113c0-67-46-113-108-113-92 0-184 95-184 193 0 69 47 112 108 112 89 0 184-91 184-192zM110 294c-42 0-70-35-70-89 0-18 6-80 38-129 29-44 70-65 103-65 35 0 72 23 72 85 0 31-11 96-53 149-20 24-54 49-90 49z"><text:p/></draw:path><draw:path draw:style-name="gr16" draw:text-style-name="P11" svg:width="0.0382in" svg:height="0.165in" svg:x="0.3142in" svg:y="0.0217in" svg:viewBox="0 0 98 420" svg:d="M98 416c0-2 0-2-7-9-53-54-66-133-66-197 0-73 16-146 67-199 6-5 6-5 6-6 0-4-2-5-4-5-4 0-42 29-68 82-21 46-26 93-26 128 0 34 5 83 28 131 25 52 62 79 66 79 2 0 4-1 4-4z"><text:p/></draw:path><draw:path draw:style-name="gr17" draw:text-style-name="P11" svg:width="0.0898in" svg:height="0.0748in" svg:x="0.3669in" svg:y="0.0724in" svg:viewBox="0 0 229 191" svg:d="M25 161c-1 7-3 17-3 18 0 8 6 12 12 12 4 0 12-4 15-12 0-1 5-20 9-31 2-14 6-26 8-38 2-9 6-19 7-28 3-8 6-20 6-21 6-13 29-51 69-51 19 0 22 15 22 28 0 27-20 81-27 99-4 10-4 14-4 19 0 21 15 35 35 35 40 0 55-61 55-65 0-5-5-5-6-5-3 0-3 1-6 9-8 29-23 51-43 51-7 0-10-3-10-13 0-11 4-21 8-30 8-23 26-68 26-92 0-29-19-46-49-46-37 0-59 26-66 37-1-24-19-37-39-37-19 0-27 17-31 24-7 14-13 40-13 41 0 5 4 3 5 5 5 0 5-2 7-10 7-30 16-50 31-50 9 0 13 4 13 19 0 8-1 13-7 35-8 32-15 64-24 97z"><text:p/></draw:path><draw:path draw:style-name="gr18" draw:text-style-name="P11" svg:width="0.0512in" svg:height="0.0768in" svg:x="0.4689in" svg:y="0.0004in" svg:viewBox="0 0 131 196" svg:d="M131 143c-4 0-6 0-10 0-1 6-5 23-8 26-3 2-25 2-29 2-18 0-36 0-54 0 30-27 41-35 59-50 21-17 42-36 42-63 0-36-31-58-70-58-36 0-61 26-61 53 0 15 13 17 16 17 7 0 15-5 15-16 0-6-1-16-17-16 9-21 29-27 44-27 28 0 44 23 44 47 0 25-18 45-28 56-24 23-46 47-70 71-4 2-4 2-4 11 41 0 82 0 122 0 3-18 6-36 9-53z"><text:p/></draw:path><draw:path draw:style-name="gr19" draw:text-style-name="P11" svg:width="0.0382in" svg:height="0.165in" svg:x="0.5457in" svg:y="0.0217in" svg:viewBox="0 0 98 420" svg:d="M98 210c0-32-4-83-27-131-25-51-63-79-66-79s-5 1-5 5c0 1 0 1 8 9 41 41 65 108 65 196 0 71-15 145-67 198-6 6-6 6-6 8s2 4 5 4 42-29 67-83c22-45 26-91 26-127z"><text:p/></draw:path></draw:g></draw:g>, protože můžeme mít až <draw:g text:anchor-type="as-char" svg:y="-0.1465in" draw:z-index="7" draw:style-name="gr1"><svg:title>TexMaths</svg:title><svg:desc>12§display§n^2§svg§600§FALSE§</svg:desc><draw:g draw:style-name="gr2"><draw:path draw:style-name="gr10" draw:text-style-name="P10" svg:width="0.1406in" svg:height="0.1295in" svg:x="0.0039in" svg:y="0.0087in" svg:viewBox="0 0 358 330" svg:d="M180 330c-60 0-120 0-180 0 0-111 0-220 0-330 119 0 239 0 358 0 0 110 0 219 0 330-59 0-119 0-178 0z"><text:p/></draw:path><draw:path draw:style-name="gr11" draw:text-style-name="P11" svg:width="0.0894in" svg:height="0.0748in" svg:x="0.0004in" svg:y="0.0724in" svg:viewBox="0 0 228 191" svg:d="M25 161c-1 7-3 16-3 18 0 8 6 12 12 12 4 0 13-4 15-12 0-2 6-21 9-32 2-13 6-26 8-38 4-8 6-18 7-27 3-8 6-20 6-22 6-12 29-50 69-50 19 0 23 15 23 28 0 27-21 81-28 99-4 9-4 14-4 19 0 20 15 35 35 35 40 0 54-62 54-65 0-5-4-5-6-5-3 0-3 1-6 8-7 28-21 52-42 52-7 0-9-4-9-13 0-11 3-22 7-30 8-23 26-70 26-94 0-27-19-44-49-44-37 0-59 26-66 36-1-23-19-36-39-36-19 0-27 17-31 24-7 14-13 40-13 41 0 3 5 3 6 3 4 0 4 0 7-9 7-29 16-49 30-49 9 0 14 4 14 19 0 8-2 13-8 35-8 32-15 64-24 97z"><text:p/></draw:path><draw:path draw:style-name="gr12" draw:text-style-name="P11" svg:width="0.0512in" svg:height="0.0764in" svg:x="0.102in" svg:y="0.0004in" svg:viewBox="0 0 131 195" svg:d="M131 143c-4 0-7 0-11 0 0 6-3 22-7 26-2 1-25 1-29 1-18 0-36 0-54 0 30-27 41-35 59-49 22-17 42-36 42-63 0-36-31-58-70-58-36 0-61 26-61 53 0 15 13 17 16 17 7 0 15-5 15-16 0-6-1-16-17-16 9-21 29-27 44-27 29 0 44 23 44 47 0 25-18 45-27 56-25 23-47 47-71 71-4 2-4 2-4 10 41 0 81 0 121 0 3-18 6-36 10-52z"><text:p/></draw:path></draw:g></draw:g><text:s/>hran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draw:stroke-dash draw:name="Dashed_20__28_var_29__20_2" draw:display-name="Dashed (var) 2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0T19:11:35.759306011</meta:creation-date>
    <dc:date>2021-12-20T22:16:12.238238599</dc:date>
    <meta:editing-duration>PT3M5S</meta:editing-duration>
    <meta:editing-cycles>1</meta:editing-cycles>
    <meta:generator>LibreOffice/7.1.8.1$Linux_X86_64 LibreOffice_project/10$Build-1</meta:generator>
    <meta:print-date>2021-12-20T22:17:24.260696562</meta:print-date>
    <meta:document-statistic meta:table-count="0" meta:image-count="0" meta:object-count="0" meta:page-count="1" meta:paragraph-count="12" meta:word-count="147" meta:character-count="922" meta:non-whitespace-character-count="789"/>
  </office:meta>
</office:document-meta>
</file>